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lim" svg:font-family="gulim, Helvetica, sans-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List_20_Heading">
      <style:paragraph-properties fo:margin-left="0cm" fo:margin-right="0.132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List_20_Heading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26164" officeooo:paragraph-rsid="00126164"/>
    </style:style>
    <style:style style:name="P3" style:family="paragraph" style:parent-style-name="List_20_Contents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List_20_Contents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26164" officeooo:paragraph-rsid="00126164"/>
    </style:style>
    <style:style style:name="P5" style:family="paragraph" style:parent-style-name="List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26164" officeooo:paragraph-rsid="00126164"/>
    </style:style>
    <style:style style:name="T1" style:family="text">
      <style:text-properties fo:font-variant="normal" fo:text-transform="none" fo:color="#777777" style:font-name="gulim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777777" style:font-name="gulim" fo:font-size="9pt" fo:letter-spacing="normal" fo:font-style="normal" fo:font-weight="normal"/>
    </style:style>
    <style:style style:name="T3" style:family="text">
      <style:text-properties fo:font-variant="normal" fo:text-transform="none" fo:color="#777777" style:font-name="gulim" fo:font-size="9pt" fo:letter-spacing="normal" fo:font-style="normal" fo:font-weight="normal" style:font-name-asian="gulim" style:font-size-asian="9.75pt" style:font-style-asian="normal" style:font-weight-asian="normal" loext:padding="0cm" loext:border="none"/>
    </style:style>
    <style:style style:name="T4" style:family="text">
      <style:text-properties fo:font-variant="normal" fo:text-transform="none" fo:color="#777777" fo:letter-spacing="normal" style:font-name-asian="gulim" style:font-size-asian="9.75pt" style:font-style-asian="normal" style:font-weight-asian="normal" loext:padding="0cm" loext:border="none"/>
    </style:style>
    <style:style style:name="T5" style:family="text">
      <style:text-properties fo:font-variant="normal" fo:text-transform="none" fo:color="#777777" fo:letter-spacing="normal" style:font-name-asian="gulim" style:font-size-asian="9pt" style:font-style-asian="normal" style:font-weight-asian="normal"/>
    </style:style>
    <style:style style:name="T6" style:family="text">
      <style:text-properties fo:font-variant="normal" fo:text-transform="none" fo:color="#99209b" style:font-name="gulim" fo:font-size="9.75pt" fo:letter-spacing="normal" fo:font-style="normal" style:text-underline-style="solid" style:text-underline-width="auto" style:text-underline-color="font-color" fo:font-weight="normal" loext:padding="0cm" loext:border="none"/>
    </style:style>
    <style:style style:name="T7" style:family="text">
      <style:text-properties fo:font-variant="normal" fo:text-transform="none" fo:color="#99209b" style:font-name="gulim" fo:font-size="9pt" fo:letter-spacing="normal" fo:font-style="normal" style:text-underline-style="solid" style:text-underline-width="auto" style:text-underline-color="font-color" fo:font-weight="normal" style:font-name-asian="gulim" style:font-size-asian="9.75pt" style:font-style-asian="normal" style:font-weight-asian="normal" loext:padding="0cm" loext:border="none"/>
    </style:style>
    <style:style style:name="T8" style:family="text">
      <style:text-properties fo:font-variant="normal" fo:text-transform="none" fo:color="#99209b" fo:letter-spacing="normal" style:text-underline-style="solid" style:text-underline-width="auto" style:text-underline-color="font-color" style:font-name-asian="gulim" style:font-size-asian="9.75pt" style:font-style-asian="normal" style:font-weight-asian="normal" loext:padding="0cm" loext:border="none"/>
    </style:style>
    <style:style style:name="T9" style:family="text">
      <style:text-properties fo:font-variant="normal" fo:text-transform="none" fo:color="#99209b" style:text-line-through-style="none" style:text-line-through-type="none" fo:letter-spacing="normal" style:text-underline-style="none" style:text-blinking="false" style:font-name-asian="gulim" style:font-size-asian="9pt" style:font-style-asian="normal" style:font-weight-asian="normal" loext:padding="0cm" loext:border="none"/>
    </style:style>
    <style:style style:name="T10" style:family="text">
      <style:text-properties fo:font-variant="normal" fo:text-transform="none" fo:color="#dddddd" style:font-name="gulim" fo:font-size="9pt" fo:letter-spacing="normal" fo:font-style="normal" fo:font-weight="normal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book.naver.com/bookdb/book_detail.nhn?bid=6820741" office:target-frame-name="_blank" xlink:show="new" text:style-name="Internet_20_link" text:visited-style-name="Visited_20_Internet_20_Link"><text:span text:style-name="T8">모던 웹을 위한 </text:span></text:a><text:a xlink:type="simple" xlink:href="http://book.naver.com/bookdb/book_detail.nhn?bid=6820741" office:target-frame-name="_blank" xlink:show="new" text:style-name="Internet_20_link" text:visited-style-name="Visited_20_Internet_20_Link"><text:span text:style-name="Strong_20_Emphasis"><text:span text:style-name="T6">Node</text:span></text:span></text:a><text:a xlink:type="simple" xlink:href="http://book.naver.com/bookdb/book_detail.nhn?bid=6820741" office:target-frame-name="_blank" xlink:show="new" text:style-name="Internet_20_link" text:visited-style-name="Visited_20_Internet_20_Link"><text:span text:style-name="T6">.</text:span></text:a><text:a xlink:type="simple" xlink:href="http://book.naver.com/bookdb/book_detail.nhn?bid=6820741" office:target-frame-name="_blank" xlink:show="new" text:style-name="Internet_20_link" text:visited-style-name="Visited_20_Internet_20_Link"><text:span text:style-name="Strong_20_Emphasis"><text:span text:style-name="T6">js</text:span></text:span></text:a><text:a xlink:type="simple" xlink:href="http://book.naver.com/bookdb/book_detail.nhn?bid=6820741" office:target-frame-name="_blank" xlink:show="new" text:style-name="Internet_20_link" text:visited-style-name="Visited_20_Internet_20_Link"><text:span text:style-name="T6"> </text:span></text:a><text:a xlink:type="simple" xlink:href="http://book.naver.com/bookdb/book_detail.nhn?bid=6820741" office:target-frame-name="_blank" xlink:show="new" text:style-name="Internet_20_link" text:visited-style-name="Visited_20_Internet_20_Link"><text:span text:style-name="T8">프로그래밍</text:span></text:a><text:span text:style-name="T4"> </text:span><text:span text:style-name="T1">(</text:span><text:span text:style-name="T4">페이스북 월마트는 왜 노드제이에스를 선택했는가</text:span><text:span text:style-name="T1">)</text:span></text:p>
      <text:p text:style-name="P3"><text:a xlink:type="simple" xlink:href="http://book.naver.com/search/search.nhn?query=윤인성&amp;frameFilterType=1&amp;frameFilterValue=1335955" text:style-name="Internet_20_link" text:visited-style-name="Visited_20_Internet_20_Link"><text:span text:style-name="T9">윤인성</text:span></text:a><text:span text:style-name="T5"> 저 </text:span><text:span text:style-name="T10">|</text:span><text:span text:style-name="T2"> </text:span><text:a xlink:type="simple" xlink:href="http://book.naver.com/search/search.nhn?filterType=7&amp;query=한빛미디어" text:style-name="Internet_20_link" text:visited-style-name="Visited_20_Internet_20_Link"><text:span text:style-name="T9">한빛미디어</text:span></text:a><text:span text:style-name="T5"> </text:span><text:span text:style-name="T10">|</text:span><text:span text:style-name="T2"> 2012.02.20</text:span></text:p>
      <text:p text:style-name="P3"><text:span text:style-name="T2"/></text:p>
      <text:p text:style-name="P4"><text:span text:style-name="T2"/></text:p>
      <text:p text:style-name="P2"><text:a xlink:type="simple" xlink:href="http://book.naver.com/bookdb/book_detail.nhn?bid=13347358" office:target-frame-name="_blank" xlink:show="new" text:style-name="Internet_20_link" text:visited-style-name="Visited_20_Internet_20_Link"><text:span text:style-name="Strong_20_Emphasis"><text:span text:style-name="T6">Node</text:span></text:span></text:a><text:a xlink:type="simple" xlink:href="http://book.naver.com/bookdb/book_detail.nhn?bid=13347358" office:target-frame-name="_blank" xlink:show="new" text:style-name="Internet_20_link" text:visited-style-name="Visited_20_Internet_20_Link"><text:span text:style-name="T6">.</text:span></text:a><text:a xlink:type="simple" xlink:href="http://book.naver.com/bookdb/book_detail.nhn?bid=13347358" office:target-frame-name="_blank" xlink:show="new" text:style-name="Internet_20_link" text:visited-style-name="Visited_20_Internet_20_Link"><text:span text:style-name="Strong_20_Emphasis"><text:span text:style-name="T6">js</text:span></text:span></text:a><text:a xlink:type="simple" xlink:href="http://book.naver.com/bookdb/book_detail.nhn?bid=13347358" office:target-frame-name="_blank" xlink:show="new" text:style-name="Internet_20_link" text:visited-style-name="Visited_20_Internet_20_Link"><text:span text:style-name="T6"> </text:span></text:a><text:a xlink:type="simple" xlink:href="http://book.naver.com/bookdb/book_detail.nhn?bid=13347358" office:target-frame-name="_blank" xlink:show="new" text:style-name="Internet_20_link" text:visited-style-name="Visited_20_Internet_20_Link"><text:span text:style-name="T7">마이크로서비스 코딩 공작소</text:span></text:a><text:span text:style-name="T3"> </text:span><text:span text:style-name="T1">(</text:span><text:span text:style-name="T3">마이크로서비스 아키텍처 설계와 구현</text:span><text:span text:style-name="T1">,</text:span><text:span text:style-name="T3">장애 처리</text:span><text:span text:style-name="T1">,</text:span><text:span text:style-name="T3">보안</text:span><text:span text:style-name="T1">,</text:span><text:span text:style-name="T3">로그 수집</text:span><text:span text:style-name="T1">,</text:span><text:span text:style-name="T3">배포까지</text:span><text:span text:style-name="T1">)</text:span></text:p>
      <text:p text:style-name="P3"><text:a xlink:type="simple" xlink:href="http://book.naver.com/search/search.nhn?query=정대천&amp;frameFilterType=1&amp;frameFilterValue=4191876" text:style-name="Internet_20_link" text:visited-style-name="Visited_20_Internet_20_Link"><text:span text:style-name="T9">정대천</text:span></text:a><text:span text:style-name="T5"> 저 </text:span><text:span text:style-name="T10">|</text:span><text:span text:style-name="T2"> </text:span><text:a xlink:type="simple" xlink:href="http://book.naver.com/search/search.nhn?filterType=7&amp;query=길벗" text:style-name="Internet_20_link" text:visited-style-name="Visited_20_Internet_20_Link"><text:span text:style-name="T9">길벗</text:span></text:a><text:span text:style-name="T5"> </text:span><text:span text:style-name="T10">|</text:span><text:span text:style-name="T2"> 2018.02.28</text:span></text:p>
      <text:p text:style-name="P3"><text:span text:style-name="T2"/></text:p>
      <text:p text:style-name="P5"><text:span text:style-name="T2">spring 부트 or spring, </text:span></text:p>
      <text:p text:style-name="P5"><text:span text:style-name="T2"/></text:p>
      <text:p text:style-name="P5"><text:span text:style-name="T2">ruby </text:span></text:p>
      <text:p text:style-name="P5"><text:span text:style-name="T2"/></text:p>
      <text:p text:style-name="P5"><text:span text:style-name="T2">장고</text:span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lim" svg:font-family="gulim, Helvetica, sans-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0:42:33.493581406</meta:creation-date>
    <dc:date>2018-03-15T15:13:31.059091619</dc:date>
    <meta:editing-duration>PT18H20M47S</meta:editing-duration>
    <meta:editing-cycles>1</meta:editing-cycles>
    <meta:document-statistic meta:table-count="0" meta:image-count="0" meta:object-count="0" meta:page-count="1" meta:paragraph-count="7" meta:word-count="113" meta:character-count="191" meta:non-whitespace-character-count="158"/>
    <meta:generator>LibreOffice/5.1.6.2$Linux_X86_64 LibreOffice_project/10m0$Build-2</meta:generator>
  </office:meta>
</office:document-meta>
</file>